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Code" svg:font-family="'Cascadia Code'"/>
    <style:font-face style:name="Arial2" svg:font-family="Arial" style:font-family-generic="swiss"/>
    <style:font-face style:name="Cascadia Code1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Verdana" svg:font-family="Verdana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7125in" table:align="margins"/>
    </style:style>
    <style:style style:name="Table1.A" style:family="table-column">
      <style:table-column-properties style:column-width="1.1458in" style:rel-column-width="15934*"/>
    </style:style>
    <style:style style:name="Table1.B" style:family="table-column">
      <style:table-column-properties style:column-width="3.5667in" style:rel-column-width="49601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4.7125in" table:align="margins"/>
    </style:style>
    <style:style style:name="Table2.A" style:family="table-column">
      <style:table-column-properties style:column-width="0.3646in" style:rel-column-width="5070*"/>
    </style:style>
    <style:style style:name="Table2.B" style:family="table-column">
      <style:table-column-properties style:column-width="4.3479in" style:rel-column-width="60465*"/>
    </style:style>
    <style:style style:name="Table2.A1" style:family="table-cell">
      <style:table-cell-properties fo:padding="0.0382in" fo:border="none"/>
    </style:style>
    <style:style style:name="Table2.A2" style:family="table-cell" style:data-style-name="N0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style:font-name="Cascadia Code1"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 fo:background-color="#000000">
        <style:background-image/>
      </style:paragraph-properties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style:font-name="Cascadia Code1"/>
    </style:style>
    <style:style style:name="T2" style:family="text">
      <style:text-properties style:font-name="Cascadia Cod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816 Keys &amp; Commands</text:h>
      <text:h text:style-name="Heading_20_2" text:outline-level="2">Key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Key">Backspace</text:span></text:p>
          </table:table-cell>
          <table:table-cell table:style-name="Table1.A1" office:value-type="string">
            <text:p text:style-name="Table_20_Contents">Delete character left of the cursor</text:p>
          </table:table-cell>
        </table:table-row>
        <table:table-row>
          <table:table-cell table:style-name="Table1.A1" office:value-type="string">
            <text:p text:style-name="P2"><text:span text:style-name="Key">CTRL-C</text:span></text:p>
          </table:table-cell>
          <table:table-cell table:style-name="Table1.A1" office:value-type="string">
            <text:p text:style-name="Table_20_Contents">Interrupt the BASIC program</text:p>
          </table:table-cell>
        </table:table-row>
        <table:table-row>
          <table:table-cell table:style-name="Table1.A1" office:value-type="string">
            <text:p text:style-name="P2"><text:span text:style-name="Key">Delete</text:span></text:p>
          </table:table-cell>
          <table:table-cell table:style-name="Table1.A1" office:value-type="string">
            <text:p text:style-name="Table_20_Contents">Delete character under the cursor</text:p>
          </table:table-cell>
        </table:table-row>
        <table:table-row>
          <table:table-cell table:style-name="Table1.A1" office:value-type="string">
            <text:p text:style-name="P2"><text:span text:style-name="Key">END (CTRL-E)</text:span></text:p>
          </table:table-cell>
          <table:table-cell table:style-name="Table1.A1" office:value-type="string">
            <text:p text:style-name="Table_20_Contents">Move cursor to the end of the line</text:p>
          </table:table-cell>
        </table:table-row>
        <table:table-row>
          <table:table-cell table:style-name="Table1.A1" office:value-type="string">
            <text:p text:style-name="P2"><text:span text:style-name="Key">HOME (CTRL-A)</text:span></text:p>
          </table:table-cell>
          <table:table-cell table:style-name="Table1.A1" office:value-type="string">
            <text:p text:style-name="Table_20_Contents">Move cursor to the start of the line</text:p>
          </table:table-cell>
        </table:table-row>
        <table:table-row>
          <table:table-cell table:style-name="Table1.A1" office:value-type="string">
            <text:p text:style-name="P2"><text:span text:style-name="Key">INS</text:span></text:p>
          </table:table-cell>
          <table:table-cell table:style-name="Table1.A1" office:value-type="string">
            <text:p text:style-name="Table_20_Contents">Insert a SPACE under the cursor</text:p>
          </table:table-cell>
        </table:table-row>
        <table:table-row>
          <table:table-cell table:style-name="Table1.A1" office:value-type="string">
            <text:p text:style-name="P2"><text:span text:style-name="Key">SCROLL LOCK</text:span></text:p>
          </table:table-cell>
          <table:table-cell table:style-name="Table1.A1" office:value-type="string">
            <text:p text:style-name="Table_20_Contents">Pause printing</text:p>
          </table:table-cell>
        </table:table-row>
      </table:table>
      <text:h text:style-name="Heading_20_2" text:outline-level="2">Memory</text:h>
      <text:p text:style-name="Standard"><text:span text:style-name="Command">CALL &lt;address&gt;, &lt;a&gt;, &lt;x&gt;, &lt;y&gt;</text:span></text:p>
      <text:p text:style-name="Standard"><text:span text:style-name="Command">MONITOR</text:span></text:p>
      <text:p text:style-name="Standard"><text:span text:style-name="Command">POKE &lt;address&gt;, &lt;byte&gt;</text:span></text:p>
      <text:p text:style-name="Standard"><text:span text:style-name="Command">POKEW &lt;address&gt;, &lt;word&gt;</text:span></text:p>
      <text:p text:style-name="Standard"><text:span text:style-name="Command">POKEL &lt;address&gt;, &lt;long&gt;</text:span></text:p>
      <text:p text:style-name="Standard"><text:span text:style-name="Command">POKED &lt;address&gt;, &lt;dword&gt;</text:span></text:p>
      <text:p text:style-name="Standard"><text:span text:style-name="Command">&lt;byte&gt; = PEEK(&lt;address&gt;)</text:span></text:p>
      <text:p text:style-name="Standard"><text:span text:style-name="Command">&lt;word&gt; = PEEKW(&lt;address&gt;)</text:span></text:p>
      <text:p text:style-name="Standard"><text:span text:style-name="Command">&lt;long&gt; = PEEKL(&lt;address&gt;)</text:span></text:p>
      <text:p text:style-name="Standard"><text:span text:style-name="Command">&lt;dword&gt; = PEEKD(&lt;address&gt;)</text:span></text:p>
      <text:h text:style-name="Heading_20_2" text:outline-level="2">DOS</text:h>
      <text:p text:style-name="Standard"><text:span text:style-name="Command">BLOAD &lt;filename&gt; [, &lt;address&gt;]</text:span></text:p>
      <text:p text:style-name="Standard"><text:span text:style-name="Command">BRUN &lt;filename&gt;</text:span></text:p>
      <text:p text:style-name="Standard"><text:span text:style-name="Command">BSAVE &lt;filename&gt;, &lt;start addr&gt;, &lt;end addr&gt;</text:span></text:p>
      <text:p text:style-name="Standard"><text:span text:style-name="Command">COPY &lt;old file&gt;, &lt;new file&gt;</text:span></text:p>
      <text:p text:style-name="Standard"><text:span text:style-name="Command">DEL &lt;filename&gt;</text:span></text:p>
      <text:p text:style-name="Standard"><text:span text:style-name="Command">DIR</text:span></text:p>
      <text:p text:style-name="Standard"><text:span text:style-name="Command">LOAD &lt;filename&gt;</text:span></text:p>
      <text:p text:style-name="Standard"><text:span text:style-name="Command">RENAME &lt;old file&gt;, &lt;new file&gt;</text:span></text:p>
      <text:p text:style-name="Standard"><text:span text:style-name="Command">SAVE &lt;filename&gt;</text:span></text:p>
      <text:h text:style-name="Heading_20_2" text:outline-level="2">Time &amp; Date</text:h>
      <text:p text:style-name="Standard"><text:span text:style-name="Command"><text:span text:style-name="T2">"</text:span></text:span><text:span text:style-name="Command"><text:span text:style-name="T1">dd/mm/yyyy</text:span></text:span><text:span text:style-name="Command"><text:span text:style-name="T2">" = </text:span></text:span><text:span text:style-name="Command">GETDATE$(0)</text:span></text:p>
      <text:p text:style-name="Standard"><text:span text:style-name="Command"><text:span text:style-name="T2">"</text:span></text:span><text:span text:style-name="Command"><text:span text:style-name="T1">HH:MM:SS</text:span></text:span><text:span text:style-name="Command"><text:span text:style-name="T2">"</text:span></text:span><text:span text:style-name="Command"><text:span text:style-name="T1"> = </text:span></text:span><text:span text:style-name="Command">GETTIME$(0)</text:span></text:p>
      <text:p text:style-name="Standard"><text:span text:style-name="Command">SETDATE &lt;day&gt;, &lt;month&gt;, &lt;year&gt;</text:span></text:p>
      <text:p text:style-name="Standard"><text:span text:style-name="Command">SETTIME &lt;hour&gt;, &lt;minute&gt;, &lt;second&gt;</text:span></text:p>
      <text:h text:style-name="Heading_20_2" text:outline-level="2">Graphics &amp; Text</text:h>
      <text:p text:style-name="Standard"><text:span text:style-name="Command">CLS</text:span></text:p>
      <text:p text:style-name="Standard"><text:span text:style-name="Command">GRAPHICS &lt;control bits&gt;</text:span></text:p>
      <text:p text:style-name="Standard"><text:span text:style-name="Command">SETBGCOLOR &lt;red&gt;</text:span><text:span text:style-name="Command"><text:note text:id="ftn1" text:note-class="footnote"><text:note-citation>1</text:note-citation><text:note-body><text:p text:style-name="Endnote">RGB component values are 0—255</text:p></text:note-body></text:note></text:span><text:span text:style-name="Command">, &lt;green&gt;, &lt;blue&gt;</text:span></text:p>
      <text:p text:style-name="Standard"><text:span text:style-name="Command">SETBORDER &lt;is_visible&gt;</text:span><text:span text:style-name="Command"><text:note text:id="ftn0" text:note-class="footnote"><text:note-citation>2</text:note-citation><text:note-body><text:p text:style-name="Footnote">If true (non-zero), the border is displayed. If false (0), the border is hidden</text:p></text:note-body></text:note></text:span><text:span text:style-name="Command"> [, &lt;red&gt;, &lt;green&gt;, &lt;blue&gt;]</text:span></text:p>
      <text:p text:style-name="Standard"><text:span text:style-name="Command">SETCOLOR &lt;lut&gt;</text:span><text:span text:style-name="Command"><text:note text:id="ftn2" text:note-class="footnote"><text:note-citation>3</text:note-citation><text:note-body><text:p text:style-name="Endnote">Color lookup table index (0—7: graphics LUT, 8: text foreground, 9: text background)</text:p></text:note-body></text:note></text:span><text:span text:style-name="Command">, &lt;color&gt;</text:span><text:span text:style-name="Command"><text:note text:id="ftn3" text:note-class="footnote"><text:note-citation>4</text:note-citation><text:note-body><text:p text:style-name="Endnote">Color index (0—15 for text colors, 0—255 for graphics colors)</text:p></text:note-body></text:note></text:span><text:span text:style-name="Command">, &lt;red&gt;, &lt;green&gt;, &lt;blue&gt;</text:span></text:p>
      <text:p text:style-name="Standard"><text:span text:style-name="Command">TEXTCOLOR &lt;foreground&gt;, &lt;background&gt;</text:span></text:p>
      <text:h text:style-name="Heading_20_2" text:outline-level="2">Bitmaps</text:h>
      <text:p text:style-name="Standard"><text:span text:style-name="Command">CLRBITMAP &lt;plane&gt;</text:span><text:span text:style-name="Command"><text:note text:id="ftn4" text:note-class="footnote"><text:note-citation>5</text:note-citation><text:note-body><text:p text:style-name="Endnote">Bitmap index (0 or 1)</text:p></text:note-body></text:note></text:span></text:p>
      <text:p text:style-name="Standard"><text:span text:style-name="Command">BITMAP &lt;plane&gt;, &lt;is_visible&gt;, &lt;lut&gt; [, &lt;address&gt;]</text:span></text:p>
      <text:p text:style-name="Standard"><text:span text:style-name="Command">FILL &lt;plane&gt;, &lt;x0&gt;, &lt;y0&gt;, &lt;x1&gt;, &lt;y1&gt;, &lt;color&gt;</text:span></text:p>
      <text:p text:style-name="Standard"><text:span text:style-name="Command">LINE &lt;plane&gt;, &lt;x0&gt;, &lt;y0&gt;, &lt;x1&gt;, &lt;y1&gt;, &lt;color&gt;</text:span></text:p>
      <text:p text:style-name="Standard"><text:span text:style-name="Command">PLOT &lt;plane&gt;, &lt;x&gt;, &lt;y&gt;, &lt;color&gt;</text:span></text:p>
      <text:h text:style-name="Heading_20_2" text:outline-level="2">Sprites</text:h>
      <text:p text:style-name="Standard"><text:span text:style-name="Command">SPRITE &lt;sprite&gt;</text:span><text:span text:style-name="Command"><text:note text:id="ftn5" text:note-class="footnote"><text:note-citation>6</text:note-citation><text:note-body><text:p text:style-name="Endnote">Sprite index (0—63)</text:p></text:note-body></text:note></text:span><text:span text:style-name="Command">, &lt;lut&gt;, &lt;address&gt;</text:span></text:p>
      <text:p text:style-name="Standard"><text:span text:style-name="Command">SPRITEAT &lt;sprite&gt;, &lt;x&gt;, &lt;y&gt;</text:span></text:p>
      <text:p text:style-name="Standard"><text:span text:style-name="Command">SPRITESHOW &lt;sprite&gt;, &lt;is_visible&gt;</text:span></text:p>
      <text:h text:style-name="Heading_20_2" text:outline-level="2"/>
      <text:h text:style-name="P3" text:outline-level="2">Tiles</text:h>
      <text:p text:style-name="Standard"><text:span text:style-name="Command">TILESET &lt;tileset&gt;</text:span><text:span text:style-name="Command"><text:note text:id="ftn6" text:note-class="footnote"><text:note-citation>1</text:note-citation><text:note-body><text:p text:style-name="Endnote">Tileset/map index (0—3)</text:p></text:note-body></text:note></text:span><text:span text:style-name="Command">, &lt;lut&gt;, &lt;is_square&gt;</text:span><text:span text:style-name="Command"><text:note text:id="ftn7" text:note-class="footnote"><text:note-citation>2</text:note-citation><text:note-body><text:p text:style-name="Endnote">If true, tile set bitmap is 256 by 256 pixels. If false (0), bitmap is 8 pixels by 2048.</text:p></text:note-body></text:note></text:span><text:span text:style-name="Command">, &lt;address&gt;</text:span></text:p>
      <text:p text:style-name="Standard"><text:span text:style-name="Command">TILEMAP &lt;tileset&gt;, &lt;width&gt;, &lt;height&gt;, &lt;address&gt;</text:span></text:p>
      <text:p text:style-name="Standard"><text:span text:style-name="Command">TILESHOW &lt;tileset&gt;, &lt;is_visible&gt;</text:span></text:p>
      <text:p text:style-name="Standard"><text:span text:style-name="Command">TILEAT &lt;tileset&gt;, &lt;x&gt;, &lt;y&gt;</text:span></text:p>
      <text:h text:style-name="Heading_20_2" text:outline-level="2">Graphics Mode Bit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Bit</text:p>
          </table:table-cell>
          <table:table-cell table:style-name="Table2.A1" office:value-type="string">
            <text:p text:style-name="Table_20_Contents">Purpose</text:p>
          </table:table-cell>
        </table:table-row>
        <table:table-row>
          <table:table-cell table:style-name="Table2.A2" office:value-type="float" office:value="9">
            <text:p text:style-name="Table_20_Contents">9</text:p>
          </table:table-cell>
          <table:table-cell table:style-name="Table2.A1" office:value-type="string">
            <text:p text:style-name="Table_20_Contents">Pixel Doubling (640x480 → 320x240, 800x600 → 400x300)</text:p>
          </table:table-cell>
        </table:table-row>
        <table:table-row>
          <table:table-cell table:style-name="Table2.A2" office:value-type="float" office:value="8">
            <text:p text:style-name="Table_20_Contents">8</text:p>
          </table:table-cell>
          <table:table-cell table:style-name="Table2.A1" office:value-type="string">
            <text:p text:style-name="Table_20_Contents">Base resolution: 0 = 640x480, 1=800x600</text:p>
          </table:table-cell>
        </table:table-row>
        <table:table-row>
          <table:table-cell table:style-name="Table2.A2" office:value-type="float" office:value="7">
            <text:p text:style-name="Table_20_Contents">7</text:p>
          </table:table-cell>
          <table:table-cell table:style-name="Table2.A1" office:value-type="string">
            <text:p text:style-name="Table_20_Contents">Video Disable (0 = normal, 1 = turns off video output)</text:p>
          </table:table-cell>
        </table:table-row>
        <table:table-row>
          <table:table-cell table:style-name="Table2.A2" office:value-type="float" office:value="6">
            <text:p text:style-name="Table_20_Contents">6</text:p>
          </table:table-cell>
          <table:table-cell table:style-name="Table2.A1" office:value-type="string">
            <text:p text:style-name="Table_20_Contents">Gamma enable (1 = turn on gamma correction)</text:p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A1" office:value-type="string">
            <text:p text:style-name="Table_20_Contents">Sprite engine (1 = enable sprite engine)</text:p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A1" office:value-type="string">
            <text:p text:style-name="Table_20_Contents">Bitmap engine (1 = enable bitmap engine)</text:p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A1" office:value-type="string">
            <text:p text:style-name="Table_20_Contents">Tile engine (1 = enable tile engine)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A1" office:value-type="string">
            <text:p text:style-name="Table_20_Contents">Graphics enable (1 = enable graphics engines)<text:note text:id="ftn8" text:note-class="footnote"><text:note-citation>3</text:note-citation><text:note-body><text:p text:style-name="Endnote">Graphics must be enabled for sprites, tiles, or bitmaps to be shown.</text:p></text:note-body></text:note>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A1" office:value-type="string">
            <text:p text:style-name="Table_20_Contents">Text Overlay (1 = show text over graphics)<text:note text:id="ftn9" text:note-class="footnote"><text:note-citation>4</text:note-citation><text:note-body><text:p text:style-name="Endnote">To show graphics and text together, bits 0, 1, and 2 must all be 1s... as well as at least one of bits 3—5.</text:p></text:note-body></text:note></text:p>
          </table:table-cell>
        </table:table-row>
        <table:table-row>
          <table:table-cell table:style-name="Table2.A2" office:value-type="float" office:value="0">
            <text:p text:style-name="Table_20_Contents">0</text:p>
          </table:table-cell>
          <table:table-cell table:style-name="Table2.A1" office:value-type="string">
            <text:p text:style-name="Table_20_Contents">Text engine (1 = enable text mode)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Code" svg:font-family="'Cascadia Code'"/>
    <style:font-face style:name="Arial2" svg:font-family="Arial" style:font-family-generic="swiss"/>
    <style:font-face style:name="Cascadia Code1" svg:font-family="'Cascadia Cod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Verdana" svg:font-family="Verdana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fo:font-size="11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.0799in"/>
      <style:text-properties style:font-name="Verdana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in"/>
      <style:text-properties style:font-name="Verdana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mmand" style:family="text">
      <style:text-properties style:font-name="Cascadia Code1" fo:font-size="10pt" style:font-size-asian="10pt" style:font-size-complex="10pt"/>
    </style:style>
    <style:style style:name="Key" style:family="text">
      <style:text-properties style:font-name="Cascadia Code1" fo:font-size="10pt"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ter Weingartner</meta:initial-creator>
    <meta:creation-date>2020-08-26T10:01:43.15</meta:creation-date>
    <dc:date>2020-08-26T11:32:22.16</dc:date>
    <dc:creator>Peter Weingartner</dc:creator>
    <meta:editing-duration>PT51M36S</meta:editing-duration>
    <meta:editing-cycles>8</meta:editing-cycles>
    <meta:generator>OpenOffice/4.1.6$Win32 OpenOffice.org_project/416m1$Build-9790</meta:generator>
    <meta:document-statistic meta:table-count="2" meta:image-count="0" meta:object-count="0" meta:page-count="2" meta:paragraph-count="97" meta:word-count="431" meta:character-count="2562"/>
  </office:meta>
</office:document-meta>
</file>